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57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3.845cm"/>
    </style:style>
    <style:style style:name="co6" style:family="table-column">
      <style:table-column-properties fo:break-before="auto" style:column-width="3.6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2017_18" table:style-name="ta1" table:print="false"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3" table:number-columns-repeated="1013" table:default-cell-style-name="ce4"/>
        <table:table-row table:style-name="ro1">
          <table:table-cell table:style-name="ce1" office:value-type="string">
            <text:p>1. Runde</text:p>
          </table:table-cell>
          <table:table-cell table:style-name="ce1"/>
          <table:table-cell table:style-name="ce1" office:value-type="string">
            <text:p>2. Runde</text:p>
          </table:table-cell>
          <table:table-cell table:style-name="ce1"/>
          <table:table-cell table:style-name="ce1" office:value-type="string">
            <text:p>3. Runde</text:p>
          </table:table-cell>
          <table:table-cell table:style-name="ce1"/>
          <table:table-cell table:style-name="ce1" office:value-type="string">
            <text:p>Achtelfinale</text:p>
          </table:table-cell>
          <table:table-cell table:style-name="ce1"/>
          <table:table-cell table:style-name="ce1" office:value-type="string">
            <text:p>Halbfinale</text:p>
          </table:table-cell>
          <table:table-cell table:style-name="ce6"/>
          <table:table-cell table:style-name="ce6" office:value-type="string">
            <text:p>Finale</text:p>
          </table:table-cell>
          <table:table-cell table:number-columns-repeated="1013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3" office:value-type="string">
            <text:p>SC Paderborn 07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FC St. Pauli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SC Paderborn 07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Nöttingen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VfL Bochu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VfL Bochum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3" office:value-type="string">
            <text:p>SC Paderborn 07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SV Morlautern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3" office:value-type="string">
            <text:p>FC Ingolstadt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SpVgg Greuther Fürth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SpVgg Greuther Fürth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SV 1860 Münch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C Ingolstadt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Ingolstadt</text:p>
          </table:table-cell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3" office:value-type="string">
            <text:p>SC Paderborn 07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SF Dorfmerkingen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3" office:value-type="string">
            <text:p>FC Bayern München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RB Leipzig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RB Leipzig</text:p>
          </table:table-cell>
          <table:table-cell table:style-name="ce2" office:value-type="string">
            <text:p>1 (4 i.E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Chemnitzer SC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FC Bayern München</text:p>
          </table:table-cell>
          <table:table-cell table:style-name="ce2" office:value-type="string">
            <text:p>1 (5 i.E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Bayern München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3" office:value-type="string">
            <text:p>FC Bayern München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1. FC Magde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3" office:value-type="string">
            <text:p>Borussia Dortmund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FC Augsbur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. FC Magdeburg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Rielasingen-Arle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orussia Dortmund</text:p>
          </table:table-cell>
          <table:table-cell table:style-name="ce2" office:value-type="float" office:value="5">
            <text:p>5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russia Dortmund</text:p>
          </table:table-cell>
          <table:table-cell table:style-name="ce2" office:value-type="float" office:value="4">
            <text:p>4</text:p>
          </table:table-cell>
          <table:table-cell table:style-name="ce2" table:number-columns-repeated="6"/>
          <table:table-cell table:style-name="ce3" office:value-type="string">
            <text:p>Bayer 04 Leverkusen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rminia Bielefeld</text:p>
          </table:table-cell>
          <table:table-cell table:style-name="ce2" office:value-type="string">
            <text:p>1 (1 n.V.)</text:p>
          </table:table-cell>
          <table:table-cell table:style-name="ce2" table:number-columns-repeated="6"/>
          <table:table-cell table:style-name="ce3" office:value-type="string">
            <text:p>FC Bayern München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ortuna Düsseldorf</text:p>
          </table:table-cell>
          <table:table-cell table:style-name="ce2" office:value-type="string">
            <text:p>1 (3 n.V)</text:p>
          </table:table-cell>
          <table:table-cell table:style-name="ce3" office:value-type="string">
            <text:p>Fortuna Düsseldorf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Rot-Weiss Essen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Borussia Mönchengladbach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russia Mönchengladbach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3" office:value-type="string">
            <text:p>Borussia Mönchengladbach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Karlsruher SC</text:p>
          </table:table-cell>
          <table:table-cell table:style-name="ce2" office:value-type="string">
            <text:p>0 (0 n.V.)</text:p>
          </table:table-cell>
          <table:table-cell table:style-name="ce2" table:number-columns-repeated="2"/>
          <table:table-cell table:style-name="ce3" office:value-type="string">
            <text:p>Bayer 04 Leverkus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Bayer 04 Leverkusen</text:p>
          </table:table-cell>
          <table:table-cell table:style-name="ce2" office:value-type="string">
            <text:p>0 (3 n.V.)</text:p>
          </table:table-cell>
          <table:table-cell table:style-name="ce2" office:value-type="string">
            <text:p>Bayer 04 Leverkusen</text:p>
          </table:table-cell>
          <table:table-cell table:style-name="ce2" office:value-type="float" office:value="4">
            <text:p>4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Saarbrücken</text:p>
          </table:table-cell>
          <table:table-cell table:style-name="ce2" office:value-type="string">
            <text:p>1 (1 n.V.)</text:p>
          </table:table-cell>
          <table:table-cell table:style-name="ce2" office:value-type="string">
            <text:p>1. FC Union Berli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Union Berlin</text:p>
          </table:table-cell>
          <table:table-cell table:style-name="ce2" office:value-type="string">
            <text:p>1 (2 n.V.)</text:p>
          </table:table-cell>
          <table:table-cell table:style-name="ce2" table:number-columns-repeated="4"/>
          <table:table-cell table:style-name="ce3" office:value-type="string">
            <text:p>Bayer 04 Leverkusen</text:p>
          </table:table-cell>
          <table:table-cell table:style-name="ce2" office:value-type="string">
            <text:p>2 (4 n.V.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FC Würzburger Kickers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3" office:value-type="string">
            <text:p>SV Werder Bremen</text:p>
          </table:table-cell>
          <table:table-cell table:style-name="ce2" office:value-type="string">
            <text:p>2 (2 n.V.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SV Werder Bremen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SV Werder Brem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Rot-Weiss Erfurt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1899 Hoffenhei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899 Hoffenheim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" office:value-type="string">
            <text:p>SV Werder Bremen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Germania Halberstadt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" office:value-type="string">
            <text:p>SC Frei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SC Freibur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C Freibu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uS Koblenz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ynamo Dresd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Dynamo Dresden</text:p>
          </table:table-cell>
          <table:table-cell table:style-name="ce2" office:value-type="float" office:value="3">
            <text:p>3</text:p>
          </table:table-cell>
          <table:table-cell table:style-name="ce2" table:number-columns-repeated="7"/>
          <table:table-cell/>
          <table:table-cell table:style-name="ce3" office:value-type="string">
            <text:p>FC Bayern München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V Wehen Wiesbaden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/>
          <table:table-cell table:style-name="ce3" office:value-type="string">
            <text:p>Eintracht Frankfurt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Erzgebirge Aue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SV Wehen Wiesbad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FC Dynamo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FC Schalke 04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1012"/>
        </table:table-row>
        <table:table-row table:style-name="ro1">
          <table:table-cell table:style-name="ce2" office:value-type="string">
            <text:p>FC Schalke 04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3" office:value-type="string">
            <text:p>FC Schalke 04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Hansa Rostock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3" office:value-type="string">
            <text:p>1. FC Köln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Hertha BSC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ertha BSC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Leher TS Bremerhave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. FC Köln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Köln</text:p>
          </table:table-cell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3" office:value-type="string">
            <text:p>FC Schalke 0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VfL Osnabrück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3" office:value-type="string">
            <text:p>VfL Wolfsbur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Hamburger SV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VfL Osnabrück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MSV Duisburg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1. FC Nürnbe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Nürnbe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3" office:value-type="string">
            <text:p>1. FC Nürnberg</text:p>
          </table:table-cell>
          <table:table-cell table:style-name="ce2" office:value-type="string">
            <text:p>0 (0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Eintracht Norderstedt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3" office:value-type="string">
            <text:p>VfL Wolfsburg</text:p>
          </table:table-cell>
          <table:table-cell table:style-name="ce2" office:value-type="string">
            <text:p>0 (2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VfL Wolfsbur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VfL Wolfsburg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nner SC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annover 96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Hannover 96</text:p>
          </table:table-cell>
          <table:table-cell table:style-name="ce2" office:value-type="float" office:value="6">
            <text:p>6</text:p>
          </table:table-cell>
          <table:table-cell table:style-name="ce2" table:number-columns-repeated="6"/>
          <table:table-cell table:style-name="ce3" office:value-type="string">
            <text:p>FC Schalke 0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Jahn Regensbu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6"/>
          <table:table-cell table:style-name="ce3" office:value-type="string">
            <text:p>Eintracht Frankfurt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V Darmstadt 98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Jahn Regens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SpVgg Unterhaching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1. FC Heidenheim</text:p>
          </table:table-cell>
          <table:table-cell table:style-name="ce2" office:value-type="float" office:value="5">
            <text:p>5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Heidenheim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3" office:value-type="string">
            <text:p>1. FC Heidenheim</text:p>
          </table:table-cell>
          <table:table-cell table:style-name="ce2" office:value-type="string">
            <text:p>0 (1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1. FC Schweinfurt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3" office:value-type="string">
            <text:p>Eintracht Frankfurt</text:p>
          </table:table-cell>
          <table:table-cell table:style-name="ce2" office:value-type="string">
            <text:p>0 (2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SV Sandhaus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. FC Schweinfurt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uS Erndtebrück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Eintracht Frankfurt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5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Eintracht Frankfurt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3" office:value-type="string">
            <text:p>Eintracht Frankfur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Lüneburger SK Hansa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 office:value-type="string">
            <text:p>1. FSV Mainz 0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1. FSV Mainz 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1. FSV Mainz 05</text:p>
          </table:table-cell>
          <table:table-cell table:style-name="ce2" office:value-type="string">
            <text:p>2 (3 n.V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Holstein Kiel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Holstein Kiel</text:p>
          </table:table-cell>
          <table:table-cell table:style-name="ce2" office:value-type="string">
            <text:p>2 (2 n.V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Eintracht Braunschweig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" office:value-type="string">
            <text:p>1. FSV Mainz 05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SV Eichede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3" office:value-type="string">
            <text:p>VfB Stuttgart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1. FC Kaiserslauter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. FC Kaiserslauter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Energie Cottbus</text:p>
          </table:table-cell>
          <table:table-cell table:style-name="ce2" office:value-type="string">
            <text:p>2 (3 i.E.)</text:p>
          </table:table-cell>
          <table:table-cell table:style-name="ce2" office:value-type="string">
            <text:p>VfB Stuttgart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VfB Stuttgart</text:p>
          </table:table-cell>
          <table:table-cell table:style-name="ce2" office:value-type="string">
            <text:p>2 (4 i.E.)</text:p>
          </table:table-cell>
          <table:table-cell table:style-name="ce2" table:number-columns-repeated="7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13.05.2018</text:date>, <text:time>15:14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16:12.77</meta:creation-date>
    <dc:date>2018-05-13T15:14:05.08</dc:date>
    <meta:editing-duration>PT31M20S</meta:editing-duration>
    <meta:editing-cycles>8</meta:editing-cycles>
    <meta:generator>OpenOffice/4.1.4$Win32 OpenOffice.org_project/414m5$Build-9788</meta:generator>
    <dc:creator>Felix Kahlert</dc:creator>
    <meta:document-statistic meta:table-count="3" meta:cell-count="256" meta:object-count="0"/>
  </office:meta>
</office:document-meta>
</file>